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87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11.494cm"/>
    </style:style>
    <style:style style:name="co5" style:family="table-column">
      <style:table-column-properties fo:break-before="auto" style:column-width="1.919cm"/>
    </style:style>
    <style:style style:name="co6" style:family="table-column">
      <style:table-column-properties fo:break-before="auto" style:column-width="3.778cm"/>
    </style:style>
    <style:style style:name="co7" style:family="table-column">
      <style:table-column-properties fo:break-before="auto" style:column-width="2.863cm"/>
    </style:style>
    <style:style style:name="co8" style:family="table-column">
      <style:table-column-properties fo:break-before="auto" style:column-width="4.888cm"/>
    </style:style>
    <style:style style:name="co9" style:family="table-column">
      <style:table-column-properties fo:break-before="auto" style:column-width="7.02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string">
            <text:p>Component Count:</text:p>
          </table:table-cell>
          <table:table-cell office:value-type="float" office:value="63">
            <text:p>63</text:p>
          </table:table-cell>
          <table:table-cell table:number-columns-repeated="11"/>
        </table:table-row>
        <table:table-row table:style-name="ro2">
          <table:table-cell office:value-type="string">
            <text:p>Ref</text:p>
          </table:table-cell>
          <table:table-cell office:value-type="string">
            <text:p>Qnty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Supplier 1</text:p>
          </table:table-cell>
          <table:table-cell office:value-type="string">
            <text:p>Supplier 1 PN</text:p>
          </table:table-cell>
          <table:table-cell office:value-type="string">
            <text:p>Supplier 1 Price</text:p>
          </table:table-cell>
          <table:table-cell office:value-type="string">
            <text:p>Supplier 2</text:p>
          </table:table-cell>
          <table:table-cell office:value-type="string">
            <text:p>Supplier 2 PN</text:p>
          </table:table-cell>
          <table:table-cell office:value-type="string">
            <text:p>Supplier 2 Price</text:p>
          </table:table-cell>
          <table:table-cell office:value-type="string">
            <text:p>Supplier 3</text:p>
          </table:table-cell>
          <table:table-cell office:value-type="string">
            <text:p>Supplier 3 PN</text:p>
          </table:table-cell>
          <table:table-cell office:value-type="string">
            <text:p>Supplier 3 Price</text:p>
          </table:table-cell>
        </table:table-row>
        <table:table-row table:style-name="ro1">
          <table:table-cell office:value-type="string">
            <text:p>C1, C2, </text:p>
          </table:table-cell>
          <table:table-cell office:value-type="float" office:value="2">
            <text:p>2</text:p>
          </table:table-cell>
          <table:table-cell office:value-type="string">
            <text:p>4.7uF</text:p>
          </table:table-cell>
          <table:table-cell office:value-type="string">
            <text:p>Capacitor_SMD:C_0603_1608Metric</text:p>
          </table:table-cell>
          <table:table-cell office:value-type="string">
            <text:p>LCSC</text:p>
          </table:table-cell>
          <table:table-cell office:value-type="string">
            <text:p>C19666</text:p>
          </table:table-cell>
          <table:table-cell office:value-type="string">
            <text:p>£0.014611</text:p>
          </table:table-cell>
          <table:table-cell table:number-columns-repeated="6"/>
        </table:table-row>
        <table:table-row table:style-name="ro1">
          <table:table-cell office:value-type="string">
            <text:p>C3, C4, C5, C6, C7, C8, C11, C12, C13, C14, C15, C16, C17, C18, </text:p>
          </table:table-cell>
          <table:table-cell office:value-type="float" office:value="14">
            <text:p>14</text:p>
          </table:table-cell>
          <table:table-cell office:value-type="string">
            <text:p>100nF</text:p>
          </table:table-cell>
          <table:table-cell office:value-type="string">
            <text:p>Capacitor_SMD:C_0402_1005Metric</text:p>
          </table:table-cell>
          <table:table-cell office:value-type="string">
            <text:p>LCSC</text:p>
          </table:table-cell>
          <table:table-cell office:value-type="string">
            <text:p>C1525</text:p>
          </table:table-cell>
          <table:table-cell office:value-type="string">
            <text:p>£0.003408</text:p>
          </table:table-cell>
          <table:table-cell table:number-columns-repeated="6"/>
        </table:table-row>
        <table:table-row table:style-name="ro1">
          <table:table-cell office:value-type="string">
            <text:p>C9, C10, </text:p>
          </table:table-cell>
          <table:table-cell office:value-type="float" office:value="2">
            <text:p>2</text:p>
          </table:table-cell>
          <table:table-cell office:value-type="string">
            <text:p>12pF</text:p>
          </table:table-cell>
          <table:table-cell office:value-type="string">
            <text:p>Capacitor_SMD:C_0402_1005Metric</text:p>
          </table:table-cell>
          <table:table-cell office:value-type="string">
            <text:p>LCSC</text:p>
          </table:table-cell>
          <table:table-cell office:value-type="string">
            <text:p>C26406</text:p>
          </table:table-cell>
          <table:table-cell office:value-type="string">
            <text:p>£0.004686</text:p>
          </table:table-cell>
          <table:table-cell table:number-columns-repeated="6"/>
        </table:table-row>
        <table:table-row table:style-name="ro1">
          <table:table-cell office:value-type="string">
            <text:p>C19, C20, C21, C22, C23, </text:p>
          </table:table-cell>
          <table:table-cell office:value-type="float" office:value="5">
            <text:p>5</text:p>
          </table:table-cell>
          <table:table-cell office:value-type="string">
            <text:p>47uF</text:p>
          </table:table-cell>
          <table:table-cell office:value-type="string">
            <text:p>Capacitor_SMD:C_1206_3216Metric</text:p>
          </table:table-cell>
          <table:table-cell office:value-type="string">
            <text:p>LCSC</text:p>
          </table:table-cell>
          <table:table-cell office:value-type="string">
            <text:p>C403725</text:p>
          </table:table-cell>
          <table:table-cell office:value-type="string">
            <text:p>£0.348134</text:p>
          </table:table-cell>
          <table:table-cell table:number-columns-repeated="6"/>
        </table:table-row>
        <table:table-row table:style-name="ro2">
          <table:table-cell office:value-type="string">
            <text:p>CRD1, CRD2, CRD3, CRD4, </text:p>
          </table:table-cell>
          <table:table-cell office:value-type="float" office:value="4">
            <text:p>4</text:p>
          </table:table-cell>
          <table:table-cell office:value-type="string">
            <text:p>AFE_Card_Interface</text:p>
          </table:table-cell>
          <table:table-cell office:value-type="string">
            <text:p>ProjectLib:PCIE-036-02-X-D-TH</text:p>
          </table:table-cell>
          <table:table-cell office:value-type="string">
            <text:p>Toby</text:p>
          </table:table-cell>
          <table:table-cell office:value-type="string">
            <text:p>PCIE-036-02-F-D-TH</text:p>
          </table:table-cell>
          <table:table-cell office:value-type="string">
            <text:p>£0.79</text:p>
          </table:table-cell>
          <table:table-cell office:value-type="string">
            <text:p>Mouser</text:p>
          </table:table-cell>
          <table:table-cell office:value-type="string">
            <text:p>200-PCIE03602FDTH</text:p>
          </table:table-cell>
          <table:table-cell office:value-type="string">
            <text:p>£1.51</text:p>
          </table:table-cell>
          <table:table-cell office:value-type="string">
            <text:p>Farnell</text:p>
          </table:table-cell>
          <table:table-cell office:value-type="float" office:value="1753906">
            <text:p>1753906</text:p>
          </table:table-cell>
          <table:table-cell office:value-type="string">
            <text:p>£1.51</text:p>
          </table:table-cell>
        </table:table-row>
        <table:table-row table:style-name="ro1">
          <table:table-cell office:value-type="string">
            <text:p>D1, D2, D3, D4, </text:p>
          </table:table-cell>
          <table:table-cell office:value-type="float" office:value="4">
            <text:p>4</text:p>
          </table:table-cell>
          <table:table-cell office:value-type="string">
            <text:p>LED_RBAG</text:p>
          </table:table-cell>
          <table:table-cell office:value-type="string">
            <text:p>LED_SMD:LED_Cree-PLCC4_2x2mm_CW</text:p>
          </table:table-cell>
          <table:table-cell office:value-type="string">
            <text:p>LCSC</text:p>
          </table:table-cell>
          <table:table-cell office:value-type="string">
            <text:p>C108793</text:p>
          </table:table-cell>
          <table:table-cell office:value-type="string">
            <text:p>£0.020807</text:p>
          </table:table-cell>
          <table:table-cell table:number-columns-repeated="6"/>
        </table:table-row>
        <table:table-row table:style-name="ro2">
          <table:table-cell office:value-type="string">
            <text:p>J2, </text:p>
          </table:table-cell>
          <table:table-cell office:value-type="float" office:value="1">
            <text:p>1</text:p>
          </table:table-cell>
          <table:table-cell office:value-type="string">
            <text:p>SWD</text:p>
          </table:table-cell>
          <table:table-cell office:value-type="string">
            <text:p>Connector_PinHeader_2.54mm:PinHeader_1x05_P2.54mm_Vertical</text:p>
          </table:table-cell>
          <table:table-cell office:value-type="string">
            <text:p>LCSC</text:p>
          </table:table-cell>
          <table:table-cell office:value-type="string">
            <text:p>C358684</text:p>
          </table:table-cell>
          <table:table-cell table:style-name="ce1" office:value-type="string">
            <text:p>£0.005751</text:p>
          </table:table-cell>
          <table:table-cell office:value-type="string">
            <text:p>Toby</text:p>
          </table:table-cell>
          <table:table-cell office:value-type="string">
            <text:p>THS-05-R</text:p>
          </table:table-cell>
          <table:table-cell office:value-type="string">
            <text:p>£0.05</text:p>
          </table:table-cell>
          <table:table-cell table:number-columns-repeated="3"/>
        </table:table-row>
        <table:table-row table:style-name="ro2">
          <table:table-cell office:value-type="string">
            <text:p>PS1, PS2, PS3, PS4, </text:p>
          </table:table-cell>
          <table:table-cell office:value-type="float" office:value="4">
            <text:p>4</text:p>
          </table:table-cell>
          <table:table-cell office:value-type="string">
            <text:p>SFTN02L-12</text:p>
          </table:table-cell>
          <table:table-cell office:value-type="string">
            <text:p>ProjectLib:SFTN02</text:p>
          </table:table-cell>
          <table:table-cell office:value-type="string">
            <text:p>Mouser</text:p>
          </table:table-cell>
          <table:table-cell office:value-type="string">
            <text:p>709-SFTN02L-12</text:p>
          </table:table-cell>
          <table:table-cell office:value-type="string">
            <text:p>£3.62</text:p>
          </table:table-cell>
          <table:table-cell office:value-type="string">
            <text:p>DigiKey</text:p>
          </table:table-cell>
          <table:table-cell office:value-type="string">
            <text:p>1866-SFTN02L-12-ND</text:p>
          </table:table-cell>
          <table:table-cell office:value-type="string">
            <text:p>£3.81</text:p>
          </table:table-cell>
          <table:table-cell table:number-columns-repeated="3"/>
        </table:table-row>
        <table:table-row table:style-name="ro2">
          <table:table-cell office:value-type="string">
            <text:p>R1, R2, 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ProjectLib:R_0402_SILK_VAL</text:p>
          </table:table-cell>
          <table:table-cell office:value-type="string">
            <text:p>LCSC</text:p>
          </table:table-cell>
          <table:table-cell office:value-type="string">
            <text:p>C60490</text:p>
          </table:table-cell>
          <table:table-cell office:value-type="string">
            <text:p>£0.000898</text:p>
          </table:table-cell>
          <table:table-cell table:number-columns-repeated="6"/>
        </table:table-row>
        <table:table-row table:style-name="ro2">
          <table:table-cell office:value-type="string">
            <text:p>R3, R4, R5, R6, </text:p>
          </table:table-cell>
          <table:table-cell office:value-type="float" office:value="4">
            <text:p>4</text:p>
          </table:table-cell>
          <table:table-cell office:value-type="string">
            <text:p>91R</text:p>
          </table:table-cell>
          <table:table-cell office:value-type="string">
            <text:p>ProjectLib:R_0402_SILK_VAL</text:p>
          </table:table-cell>
          <table:table-cell office:value-type="string">
            <text:p>LCSC</text:p>
          </table:table-cell>
          <table:table-cell office:value-type="string">
            <text:p>C270574</text:p>
          </table:table-cell>
          <table:table-cell office:value-type="string">
            <text:p>£0.000394</text:p>
          </table:table-cell>
          <table:table-cell table:number-columns-repeated="6"/>
        </table:table-row>
        <table:table-row table:style-name="ro2">
          <table:table-cell office:value-type="string">
            <text:p>R7, R8, R9, R10, </text:p>
          </table:table-cell>
          <table:table-cell office:value-type="float" office:value="4">
            <text:p>4</text:p>
          </table:table-cell>
          <table:table-cell office:value-type="string">
            <text:p>62R</text:p>
          </table:table-cell>
          <table:table-cell office:value-type="string">
            <text:p>ProjectLib:R_0402_SILK_VAL</text:p>
          </table:table-cell>
          <table:table-cell office:value-type="string">
            <text:p>LCSC</text:p>
          </table:table-cell>
          <table:table-cell office:value-type="string">
            <text:p>C4962</text:p>
          </table:table-cell>
          <table:table-cell office:value-type="string">
            <text:p>£0.000372</text:p>
          </table:table-cell>
          <table:table-cell table:number-columns-repeated="6"/>
        </table:table-row>
        <table:table-row table:style-name="ro2">
          <table:table-cell office:value-type="string">
            <text:p>R11, R12, R13, R14, </text:p>
          </table:table-cell>
          <table:table-cell office:value-type="float" office:value="4">
            <text:p>4</text:p>
          </table:table-cell>
          <table:table-cell office:value-type="string">
            <text:p>100R</text:p>
          </table:table-cell>
          <table:table-cell office:value-type="string">
            <text:p>ProjectLib:R_0402_SILK_VAL</text:p>
          </table:table-cell>
          <table:table-cell office:value-type="string">
            <text:p>LCSC</text:p>
          </table:table-cell>
          <table:table-cell office:value-type="string">
            <text:p>C100194</text:p>
          </table:table-cell>
          <table:table-cell office:value-type="string">
            <text:p>£0.001084</text:p>
          </table:table-cell>
          <table:table-cell table:number-columns-repeated="6"/>
        </table:table-row>
        <table:table-row table:style-name="ro1">
          <table:table-cell office:value-type="string">
            <text:p>R15, 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Resistor_SMD:R_0402_1005Metric</text:p>
          </table:table-cell>
          <table:table-cell office:value-type="string">
            <text:p>LCSC</text:p>
          </table:table-cell>
          <table:table-cell office:value-type="string">
            <text:p>C346559</text:p>
          </table:table-cell>
          <table:table-cell office:value-type="string">
            <text:p>£0.05766</text:p>
          </table:table-cell>
          <table:table-cell table:number-columns-repeated="6"/>
        </table:table-row>
        <table:table-row table:style-name="ro1">
          <table:table-cell office:value-type="string">
            <text:p>TH1, </text:p>
          </table:table-cell>
          <table:table-cell office:value-type="float" office:value="1">
            <text:p>1</text:p>
          </table:table-cell>
          <table:table-cell office:value-type="string">
            <text:p>10K NTC</text:p>
          </table:table-cell>
          <table:table-cell office:value-type="string">
            <text:p>Resistor_SMD:R_0402_1005Metric</text:p>
          </table:table-cell>
          <table:table-cell office:value-type="string">
            <text:p>LCSC</text:p>
          </table:table-cell>
          <table:table-cell office:value-type="string">
            <text:p>C209959</text:p>
          </table:table-cell>
          <table:table-cell office:value-type="string">
            <text:p>£0.010253</text:p>
          </table:table-cell>
          <table:table-cell table:number-columns-repeated="6"/>
        </table:table-row>
        <table:table-row table:style-name="ro2">
          <table:table-cell office:value-type="string">
            <text:p>U1, U2, U3, U4, </text:p>
          </table:table-cell>
          <table:table-cell office:value-type="float" office:value="4">
            <text:p>4</text:p>
          </table:table-cell>
          <table:table-cell office:value-type="string">
            <text:p>ADUM3154</text:p>
          </table:table-cell>
          <table:table-cell office:value-type="string">
            <text:p>ProjectLib:SOP65P780X200-20N</text:p>
          </table:table-cell>
          <table:table-cell office:value-type="string">
            <text:p>Mouser</text:p>
          </table:table-cell>
          <table:table-cell office:value-type="string">
            <text:p>584-ADUM3154ARSZ</text:p>
          </table:table-cell>
          <table:table-cell office:value-type="string">
            <text:p>£4.22</text:p>
          </table:table-cell>
          <table:table-cell office:value-type="string">
            <text:p>DigiKey</text:p>
          </table:table-cell>
          <table:table-cell office:value-type="string">
            <text:p>ADUM3154ARSZ-RL7TR-ND</text:p>
          </table:table-cell>
          <table:table-cell office:value-type="string">
            <text:p>£2.6784</text:p>
          </table:table-cell>
          <table:table-cell office:value-type="string">
            <text:p>Farnell</text:p>
          </table:table-cell>
          <table:table-cell office:value-type="float" office:value="2451486">
            <text:p>2451486</text:p>
          </table:table-cell>
          <table:table-cell office:value-type="string">
            <text:p>£4.76</text:p>
          </table:table-cell>
        </table:table-row>
        <table:table-row table:style-name="ro2">
          <table:table-cell office:value-type="string">
            <text:p>U5, </text:p>
          </table:table-cell>
          <table:table-cell office:value-type="float" office:value="1">
            <text:p>1</text:p>
          </table:table-cell>
          <table:table-cell office:value-type="string">
            <text:p>STM32F411VETx</text:p>
          </table:table-cell>
          <table:table-cell office:value-type="string">
            <text:p>Package_QFP:LQFP-100_14x14mm_P0.5mm</text:p>
          </table:table-cell>
          <table:table-cell office:value-type="string">
            <text:p>LCSC</text:p>
          </table:table-cell>
          <table:table-cell office:value-type="string">
            <text:p>C382005</text:p>
          </table:table-cell>
          <table:table-cell office:value-type="string">
            <text:p>£3.1517</text:p>
          </table:table-cell>
          <table:table-cell office:value-type="string">
            <text:p>Mouser</text:p>
          </table:table-cell>
          <table:table-cell office:value-type="string">
            <text:p>511-STM32F411VET6</text:p>
          </table:table-cell>
          <table:table-cell office:value-type="string">
            <text:p>£6.30</text:p>
          </table:table-cell>
          <table:table-cell office:value-type="string">
            <text:p>DigiKey</text:p>
          </table:table-cell>
          <table:table-cell office:value-type="string">
            <text:p>497-17444-ND</text:p>
          </table:table-cell>
          <table:table-cell office:value-type="string">
            <text:p>£5.02</text:p>
          </table:table-cell>
        </table:table-row>
        <table:table-row table:style-name="ro1">
          <table:table-cell office:value-type="string">
            <text:p>U6, </text:p>
          </table:table-cell>
          <table:table-cell office:value-type="float" office:value="1">
            <text:p>1</text:p>
          </table:table-cell>
          <table:table-cell office:value-type="string">
            <text:p>AMS1117-3.3</text:p>
          </table:table-cell>
          <table:table-cell office:value-type="string">
            <text:p>Package_TO_SOT_SMD:SOT-223-3_TabPin2</text:p>
          </table:table-cell>
          <table:table-cell office:value-type="string">
            <text:p>LCSC</text:p>
          </table:table-cell>
          <table:table-cell office:value-type="string">
            <text:p>C6186</text:p>
          </table:table-cell>
          <table:table-cell office:value-type="string">
            <text:p>£0.065434</text:p>
          </table:table-cell>
          <table:table-cell office:value-type="string">
            <text:p>Mouser</text:p>
          </table:table-cell>
          <table:table-cell office:value-type="string">
            <text:p>926-LM1117MPX3.3NOPB</text:p>
          </table:table-cell>
          <table:table-cell office:value-type="string">
            <text:p>£0.851</text:p>
          </table:table-cell>
          <table:table-cell office:value-type="string">
            <text:p>Farnell</text:p>
          </table:table-cell>
          <table:table-cell office:value-type="float" office:value="3007498">
            <text:p>3007498</text:p>
          </table:table-cell>
          <table:table-cell office:value-type="string">
            <text:p>£0.832</text:p>
          </table:table-cell>
        </table:table-row>
        <table:table-row table:style-name="ro2">
          <table:table-cell office:value-type="string">
            <text:p>Y1, </text:p>
          </table:table-cell>
          <table:table-cell office:value-type="float" office:value="1">
            <text:p>1</text:p>
          </table:table-cell>
          <table:table-cell office:value-type="string">
            <text:p>8MHz</text:p>
          </table:table-cell>
          <table:table-cell office:value-type="string">
            <text:p>Crystal:Crystal_SMD_3225-4Pin_3.2x2.5mm</text:p>
          </table:table-cell>
          <table:table-cell office:value-type="string">
            <text:p>LCSC</text:p>
          </table:table-cell>
          <table:table-cell office:value-type="string">
            <text:p>C389817</text:p>
          </table:table-cell>
          <table:table-cell office:value-type="string">
            <text:p>£0.137827</text:p>
          </table:table-cell>
          <table:table-cell office:value-type="string">
            <text:p>Mouser</text:p>
          </table:table-cell>
          <table:table-cell office:value-type="string">
            <text:p>815-M8AIG-8-1ZT</text:p>
          </table:table-cell>
          <table:table-cell office:value-type="string">
            <text:p>£0.565</text:p>
          </table:table-cell>
          <table:table-cell office:value-type="string">
            <text:p>DigiKey</text:p>
          </table:table-cell>
          <table:table-cell office:value-type="string">
            <text:p>2151-RH100-8.000-10-1010-EXT-TRCT-ND</text:p>
          </table:table-cell>
          <table:table-cell office:value-type="string">
            <text:p>£0.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4">14/03/2020</text:date>, <text:time>19:0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3-14T19:08:07.10</dc:date>
    <dc:creator>Matthew Wood</dc:creator>
    <meta:editing-duration>PT41M59S</meta:editing-duration>
    <meta:editing-cycles>1</meta:editing-cycles>
    <meta:document-statistic meta:table-count="1" meta:cell-count="177" meta:object-count="0"/>
  </office:meta>
</office:document-meta>
</file>